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7074b" draw:fill-color="#e16173" draw:textarea-horizontal-align="justify" draw:textarea-vertical-align="middle" draw:auto-grow-height="false" fo:min-height="2.75cm" fo:min-width="16.5cm"/>
      <style:paragraph-properties style:writing-mode="lr-tb"/>
    </style:style>
    <style:style style:name="gr2" style:family="graphic" style:parent-style-name="standard">
      <style:graphic-properties svg:stroke-color="#f10d0c" draw:fill-color="#ff6d6d" draw:textarea-horizontal-align="justify" draw:textarea-vertical-align="middle" draw:auto-grow-height="false" fo:min-height="2.75cm" fo:min-width="16cm"/>
      <style:paragraph-properties style:writing-mode="lr-tb"/>
    </style:style>
    <style:style style:name="gr3" style:family="graphic" style:parent-style-name="standard">
      <style:graphic-properties svg:stroke-color="#ea7500" draw:fill-color="#ff972f" draw:textarea-horizontal-align="justify" draw:textarea-vertical-align="middle" draw:auto-grow-height="false" fo:min-height="2.75cm" fo:min-width="15cm"/>
      <style:paragraph-properties style:writing-mode="lr-tb"/>
    </style:style>
    <style:style style:name="gr4" style:family="graphic" style:parent-style-name="standard">
      <style:graphic-properties svg:stroke-color="#e8a202" draw:fill-color="#ffde59" draw:textarea-horizontal-align="justify" draw:textarea-vertical-align="middle" draw:auto-grow-height="false" fo:min-height="0.75cm" fo:min-width="14.5cm"/>
      <style:paragraph-properties style:writing-mode="lr-tb"/>
    </style:style>
    <style:style style:name="gr5" style:family="graphic" style:parent-style-name="standard" style:list-style-name="L1">
      <style:graphic-properties svg:stroke-color="#e6e905" draw:fill-color="#ffff6d" draw:textarea-horizontal-align="justify" draw:textarea-vertical-align="middle" draw:auto-grow-height="false" fo:min-height="1.75cm" fo:min-width="14cm"/>
      <style:paragraph-properties style:writing-mode="lr-tb"/>
    </style:style>
    <style:style style:name="gr6" style:family="graphic" style:parent-style-name="standard">
      <style:graphic-properties svg:stroke-color="#ed4c05" draw:fill-color="#ff7b59" draw:textarea-horizontal-align="justify" draw:textarea-vertical-align="middle" draw:auto-grow-height="false" fo:min-height="2.75cm" fo:min-width="15.5cm"/>
      <style:paragraph-properties style:writing-mode="lr-tb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75cm" fo:min-width="13.5cm"/>
      <style:paragraph-properties style:writing-mode="lr-tb"/>
    </style:style>
    <style:style style:name="gr8" style:family="graphic" style:parent-style-name="standard">
      <style:graphic-properties svg:stroke-color="#069a2e" draw:fill-color="#77bc65" draw:textarea-horizontal-align="justify" draw:textarea-vertical-align="middle" draw:auto-grow-height="false" fo:min-height="0.75cm" fo:min-width="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68253" draw:fill-color="#81aca6" draw:textarea-horizontal-align="justify" draw:textarea-vertical-align="middle" draw:auto-grow-height="false" fo:min-height="1.75cm" fo:min-width="12.5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2cm"/>
      <style:paragraph-properties style:writing-mode="lr-tb"/>
    </style:style>
    <style:style style:name="gr12" style:family="graphic" style:parent-style-name="standard">
      <style:graphic-properties svg:stroke-color="#5b277d" draw:fill-color="#8e86ae" draw:textarea-horizontal-align="justify" draw:textarea-vertical-align="middle" draw:auto-grow-height="false" fo:min-height="1.75cm" fo:min-width="1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16173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ff972f"/>
      <style:paragraph-properties fo:text-align="center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6d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7b59"/>
      <style:paragraph-properties fo:text-align="center"/>
    </style:style>
    <style:style style:name="P9" style:family="paragraph">
      <loext:graphic-properties draw:fill-color="#d4ea6b"/>
      <style:paragraph-properties fo:text-align="center"/>
    </style:style>
    <style:style style:name="P10" style:family="paragraph">
      <loext:graphic-properties draw:fill-color="#77bc6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81aca6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8e86a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7cm" svg:height="3cm" svg:x="2cm" svg:y="25cm">
          <text:p text:style-name="P1">General purpose layer</text:p>
          <text:p text:style-name="P1">(grid, self-set, allocation, databases, list models, data layers, file I/O, network I/O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5cm" svg:height="3cm" svg:x="2.25cm" svg:y="22cm">
          <text:p text:style-name="P1">Engine layer (OpenGL, window system, content system, world system, save system, protocol, security system, physics engin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5cm" svg:height="3cm" svg:x="2.75cm" svg:y="16cm">
          <text:p text:style-name="P1">Content library layer (material generator, modular block system, signal propagation, player transportation, item transportation, block entities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cm" svg:height="1cm" svg:x="3cm" svg:y="15cm">
          <text:p text:style-name="P1">Subcontent layer (Electronics, Upgrades)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4.5cm" svg:height="2cm" svg:x="3.25cm" svg:y="13cm">
          <text:p text:style-name="P6">Main content layer (STN, WireWorld, Drugs, Electric, Item Pipes, Player Pipes)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6cm" svg:height="3cm" svg:x="2.5cm" svg:y="19cm">
          <text:p text:style-name="P1">Sublibrary layer (inventories, items, blocks, worlds, universes, multiplayer system, recipe system)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4cm" svg:height="2cm" svg:x="3.5cm" svg:y="11cm">
          <text:p text:style-name="P1">Supplementary content layer</text:p>
          <text:p text:style-name="P1">(Extra Machines, Extra STN)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5cm" svg:height="1cm" svg:x="3.75cm" svg:y="10cm">
          <text:p text:style-name="P1">Individual worlds (game progress, perks) 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cm" svg:y1="11cm" svg:x2="19cm" svg:y2="11cm">
          <text:p/>
        </draw:line>
        <draw:line draw:style-name="gr9" draw:text-style-name="P11" draw:layer="layout" svg:x1="2cm" svg:y1="19cm" svg:x2="19cm" svg:y2="19cm">
          <text:p/>
        </draw:line>
        <draw:custom-shape draw:style-name="gr10" draw:text-style-name="P12" draw:layer="layout" svg:width="13cm" svg:height="2cm" svg:x="4cm" svg:y="8cm">
          <text:p text:style-name="P1">Game setup (game settings, computer setup)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2.5cm" svg:height="1cm" svg:x="4.25cm" svg:y="7cm">
          <text:p text:style-name="P1">User (skills, memories, knowledge)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2cm" svg:height="2cm" svg:x="4.5cm" svg:y="5cm">
          <text:p text:style-name="P1">Management (user’s parents, company, dutie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5T17:48:19.562000000</meta:creation-date>
    <dc:date>2022-12-05T18:10:00.703000000</dc:date>
    <meta:editing-duration>PT10M20S</meta:editing-duration>
    <meta:editing-cycles>2</meta:editing-cycles>
    <meta:generator>LibreOffice/7.2.4.1$Windows_X86_64 LibreOffice_project/27d75539669ac387bb498e35313b970b7fe9c4f9</meta:generator>
    <meta:document-statistic meta:object-count="13"/>
  </office:meta>
</office:document-meta>
</file>